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944in" fo:background-color="#FFFFFF"/>
    </style:style>
    <style:style style:name="T2" style:parent-style-name="DefaultParagraphFont" style:family="text">
      <style:text-properties fo:font-weight="bold" style:font-weight-asian="bold" fo:color="#292F32" fo:font-size="25pt" style:font-size-asian="25pt" style:font-size-complex="25pt"/>
    </style:style>
    <style:style style:name="P3" style:parent-style-name="Normal" style:family="paragraph">
      <style:text-properties fo:font-weight="bold" style:font-weight-asian="bold" fo:font-size="20pt" style:font-size-asian="20pt" style:font-size-complex="20pt"/>
    </style:style>
    <style:style style:name="P4" style:parent-style-name="Normal" style:family="paragraph">
      <style:text-properties fo:font-weight="bold" style:font-weight-asian="bold" fo:font-size="20pt" style:font-size-asian="20pt" style:font-size-complex="20pt"/>
    </style:style>
    <style:style style:name="P5" style:parent-style-name="Normal" style:family="paragraph">
      <style:text-properties fo:font-weight="bold" style:font-weight-asian="bold" fo:font-size="20pt" style:font-size-asian="20pt" style:font-size-complex="20pt"/>
    </style:style>
    <style:style style:name="P6" style:parent-style-name="Normal" style:family="paragraph">
      <style:text-properties fo:font-weight="bold" style:font-weight-asian="bold" fo:font-size="20pt" style:font-size-asian="20pt" style:font-size-complex="20pt"/>
    </style:style>
    <style:style style:name="P7" style:parent-style-name="Normal" style:family="paragraph">
      <style:text-properties fo:font-weight="bold" style:font-weight-asian="bold" fo:font-size="20pt" style:font-size-asian="20pt" style:font-size-complex="20pt"/>
    </style:style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family="paragraph">
      <style:text-properties fo:font-weight="bold" style:font-weight-asian="bold" fo:font-size="20pt" style:font-size-asian="20pt" style:font-size-complex="20pt"/>
    </style:style>
    <style:style style:name="P14" style:parent-style-name="Normal" style:family="paragraph">
      <style:text-properties fo:font-weight="bold" style:font-weight-asian="bold" fo:font-size="20pt" style:font-size-asian="20pt" style:font-size-complex="20pt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list-style-name="LFO3" style:family="paragraph"/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3" style:family="paragraph"/>
    <style:style style:name="P20" style:parent-style-name="Normal" style:list-style-name="LFO3" style:family="paragraph"/>
    <style:style style:name="P21" style:parent-style-name="Normal" style:list-style-name="LFO3" style:family="paragraph"/>
    <style:style style:name="T22" style:parent-style-name="DefaultParagraphFont" style:family="text">
      <style:text-properties fo:font-weight="bold" style:font-weight-asian="bold"/>
    </style:style>
    <style:style style:name="P23" style:parent-style-name="Normal" style:list-style-name="LFO1" style:family="paragraph"/>
    <style:style style:name="P24" style:parent-style-name="Normal" style:list-style-name="LFO1" style:family="paragraph"/>
    <style:style style:name="P25" style:parent-style-name="Normal" style:list-style-name="LFO1" style:family="paragraph"/>
    <style:style style:name="P26" style:parent-style-name="Normal" style:list-style-name="LFO1" style:family="paragraph"/>
    <style:style style:name="P27" style:parent-style-name="Normal" style:list-style-name="LFO1" style:family="paragraph"/>
    <style:style style:name="P28" style:parent-style-name="Normal" style:list-style-name="LFO1" style:family="paragraph"/>
    <style:style style:name="P29" style:parent-style-name="Normal" style:list-style-name="LFO1" style:family="paragraph"/>
    <style:style style:name="P30" style:parent-style-name="Normal" style:list-style-name="LFO1" style:family="paragraph"/>
    <style:style style:name="P31" style:parent-style-name="Normal" style:list-style-name="LFO1" style:family="paragraph"/>
    <style:style style:name="P32" style:parent-style-name="Normal" style:family="paragraph">
      <style:paragraph-properties fo:break-before="page"/>
    </style:style>
  </office:automatic-styles>
  <office:body>
    <office:text text:use-soft-page-breaks="true">
      <text:p text:style-name="P1"><text:span text:style-name="T2">Virtual Key for Your Repositories</text:span></text:p>
      <text:p text:style-name="P3"/>
      <text:p text:style-name="P4">Project details:</text:p>
      <text:p text:style-name="P5"/>
      <text:p text:style-name="Normal">Console based java application that can list(in ascending order) create, delete, and search for files. It does not crash and provides options to exit.</text:p>
      <text:p text:style-name="Normal"/>
      <text:p text:style-name="P6">Developer Details:<text:s/><text:tab/></text:p>
      <text:p text:style-name="P7"/>
      <text:list text:style-name="LFO2" text:continue-numbering="true">
        <text:list-item>
          <text:p text:style-name="P8">Name: Girish</text:p>
        </text:list-item>
        <text:list-item>
          <text:p text:style-name="P9">Organization: Altran</text:p>
        </text:list-item>
        <text:list-item>
          <text:p text:style-name="P10">Learning Institute: Simplilearn</text:p>
        </text:list-item>
        <text:list-item>
          <text:p text:style-name="P11">Course: Java Full Stack Developer</text:p>
        </text:list-item>
        <text:list-item>
          <text:p text:style-name="P12">Project 1</text:p>
        </text:list-item>
      </text:list>
      <text:p text:style-name="Normal"/>
      <text:p text:style-name="P13">Sprints Planned:</text:p>
      <text:p text:style-name="P14"/>
      <text:p text:style-name="P15">Sprint 1:</text:p>
      <text:list text:style-name="LFO3" text:continue-numbering="true">
        <text:list-item>
          <text:p text:style-name="P16">Decide Flow of the program</text:p>
        </text:list-item>
        <text:list-item>
          <text:p text:style-name="P17">Design Classes and Methods</text:p>
        </text:list-item>
        <text:list-item>
          <text:p text:style-name="P18">Design Exceptions</text:p>
        </text:list-item>
        <text:list-item>
          <text:p text:style-name="P19">Create Project Structure</text:p>
        </text:list-item>
        <text:list-item>
          <text:p text:style-name="P20">Code Data tier<text:s/></text:p>
        </text:list-item>
        <text:list-item>
          <text:p text:style-name="P21">Code Business tier interface</text:p>
        </text:list-item>
      </text:list>
      <text:p text:style-name="Normal"><text:span text:style-name="T22">Sprint 2:</text:span></text:p>
      <text:list text:style-name="LFO1" text:continue-numbering="true">
        <text:list-item>
          <text:p text:style-name="P23">Code Business Tier Methods</text:p>
          <text:list text:continue-numbering="true">
            <text:list-item>
              <text:p text:style-name="P24">List File Method</text:p>
            </text:list-item>
            <text:list-item>
              <text:p text:style-name="P25">Create File Method</text:p>
            </text:list-item>
            <text:list-item>
              <text:p text:style-name="P26">Search File Method</text:p>
            </text:list-item>
            <text:list-item>
              <text:p text:style-name="P27">Delete File Method</text:p>
            </text:list-item>
          </text:list>
        </text:list-item>
        <text:list-item>
          <text:p text:style-name="P28">Code the level one menu</text:p>
        </text:list-item>
        <text:list-item>
          <text:p text:style-name="P29">Code the level two menu</text:p>
        </text:list-item>
        <text:list-item>
          <text:p text:style-name="P30">Call the Business Tier Methods in the Main File</text:p>
        </text:list-item>
        <text:list-item>
          <text:p text:style-name="P31">Use String Formatting to display the output in a standard manner</text:p>
        </text:list-item>
      </text:list>
      <text:p text:style-name="P3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language="e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rish Kanika (1161905)</meta:initial-creator>
    <dc:creator>Girish Kanika (1161905)</dc:creator>
    <meta:creation-date>2020-09-27T13:42:00Z</meta:creation-date>
    <dc:date>2020-09-27T14:00:00Z</dc:date>
    <meta:template xlink:href="Normal" xlink:type="simple"/>
    <meta:editing-cycles>2</meta:editing-cycles>
    <meta:editing-duration>PT300S</meta:editing-duration>
    <meta:document-statistic meta:page-count="2" meta:paragraph-count="1" meta:word-count="116" meta:character-count="782" meta:row-count="5" meta:non-whitespace-character-count="667"/>
  </office:meta>
</office:document-meta>
</file>